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10000003200000037EC3334B045784B93.png" manifest:media-type="image/png"/>
  <manifest:file-entry manifest:full-path="Pictures/100000010000003500000039EA2BE023FC40E7AA.png" manifest:media-type="image/png"/>
  <manifest:file-entry manifest:full-path="Pictures/100000010000004600000037DE50B21B796DB3AC.png" manifest:media-type="image/png"/>
  <manifest:file-entry manifest:full-path="Pictures/10000001000000210000002093DA7EB1326C9998.png" manifest:media-type="image/png"/>
  <manifest:file-entry manifest:full-path="Pictures/100000010000002400000028FDC32CBA3E7C3820.png" manifest:media-type="image/png"/>
  <manifest:file-entry manifest:full-path="Pictures/100000010000002B0000002AFCC71FF98DEAF972.png" manifest:media-type="image/png"/>
  <manifest:file-entry manifest:full-path="Pictures/100000010000004D0000003BB9D7571205223350.png" manifest:media-type="image/png"/>
  <manifest:file-entry manifest:full-path="Pictures/100000010000001C0000002017ABC8BBCC670C7D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3.023cm" fo:min-width="3.451cm" fo:padding-top="0.15cm" fo:padding-bottom="0.15cm" fo:padding-left="0.275cm" fo:padding-right="0.275cm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.973cm" fo:min-width="3.401cm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draw:marker-start-width="0.279cm" draw:marker-end-width="0.279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224b12" draw:marker-start-width="0.279cm" draw:marker-end-width="0.279cm" draw:fill="none" draw:textarea-horizontal-align="justify" draw:textarea-vertical-align="middle" draw:auto-grow-height="false" fo:min-height="0.65cm" fo:min-width="8cm" fo:padding-top="0.15cm" fo:padding-bottom="0.15cm" fo:padding-left="0.275cm" fo:padding-right="0.275cm"/>
    </style:style>
    <style:style style:name="gr6" style:family="graphic" style:parent-style-name="objectwithoutfill">
      <style:graphic-properties draw:marker-end="Arrowheads_20_1" draw:marker-end-width="0.3cm" draw:fill="none" draw:textarea-vertical-align="middle"/>
    </style:style>
    <style:style style:name="gr7" style:family="graphic" style:parent-style-name="standard">
      <style:graphic-properties svg:stroke-width="0.051cm" svg:stroke-color="#224b12" draw:marker-start-width="0.279cm" draw:marker-end-width="0.279cm" draw:fill="none" draw:textarea-horizontal-align="justify" draw:textarea-vertical-align="middle" draw:auto-grow-height="false" fo:min-height="9.7cm" fo:min-width="0.55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7.9cm" svg:height="10.1cm" svg:x="1.791cm" svg:y="6.891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2" draw:layer="layout" svg:width="2.457cm" svg:height="2.4cm" svg:x="4.191cm" svg:y="2.391cm">
          <draw:image xlink:href="Pictures/100000010000002B0000002AFCC71FF98DEAF972.png" xlink:type="simple" xlink:show="embed" xlink:actuate="onLoad" draw:mime-type="image/png">
            <text:p/>
          </draw:image>
        </draw:frame>
        <draw:custom-shape draw:style-name="gr3" draw:text-style-name="P1" draw:layer="layout" svg:width="7.9cm" svg:height="10.1cm" svg:x="10.992cm" svg:y="6.892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2" draw:layer="layout" svg:width="1.819cm" svg:height="2.021cm" svg:x="22.572cm" svg:y="2.67cm">
          <draw:image xlink:href="Pictures/100000010000002400000028FDC32CBA3E7C3820.png" xlink:type="simple" xlink:show="embed" xlink:actuate="onLoad" draw:mime-type="image/png">
            <text:p/>
          </draw:image>
        </draw:frame>
        <draw:frame draw:style-name="gr2" draw:text-style-name="P2" draw:layer="layout" svg:width="1.5cm" svg:height="1.454cm" svg:x="12.591cm" svg:y="2.891cm">
          <draw:image xlink:href="Pictures/10000001000000210000002093DA7EB1326C9998.png" xlink:type="simple" xlink:show="embed" xlink:actuate="onLoad" draw:mime-type="image/png">
            <text:p/>
          </draw:image>
        </draw:frame>
        <draw:frame draw:style-name="gr2" draw:text-style-name="P2" draw:layer="layout" svg:width="1.259cm" svg:height="1.439cm" svg:x="8.832cm" svg:y="11.052cm">
          <draw:image xlink:href="Pictures/100000010000001C0000002017ABC8BBCC670C7D.png" xlink:type="simple" xlink:show="embed" xlink:actuate="onLoad" draw:mime-type="image/png">
            <text:p/>
          </draw:image>
        </draw:frame>
        <draw:frame draw:style-name="gr2" draw:text-style-name="P2" draw:layer="layout" svg:width="1.259cm" svg:height="1.439cm" svg:x="8.833cm" svg:y="2.853cm">
          <draw:image xlink:href="Pictures/100000010000001C0000002017ABC8BBCC670C7D.png" xlink:type="simple" xlink:show="embed" xlink:actuate="onLoad" draw:mime-type="image/png">
            <text:p/>
          </draw:image>
        </draw:frame>
        <draw:line draw:style-name="gr4" draw:text-style-name="P1" draw:layer="layout" svg:x1="21.091cm" svg:y1="7.091cm" svg:x2="27.091cm" svg:y2="16.991cm">
          <text:p/>
        </draw:line>
        <draw:frame draw:style-name="gr2" draw:text-style-name="P2" draw:layer="layout" svg:width="1.539cm" svg:height="1.179cm" svg:x="2.952cm" svg:y="8.891cm">
          <draw:image xlink:href="Pictures/100000010000004D0000003BB9D7571205223350.png" xlink:type="simple" xlink:show="embed" xlink:actuate="onLoad" draw:mime-type="image/png">
            <text:p/>
          </draw:image>
        </draw:frame>
        <draw:custom-shape draw:style-name="gr5" draw:text-style-name="P1" draw:layer="layout" svg:width="8.5cm" svg:height="0.9cm" svg:x="10.491cm" svg:y="9.091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4.791cm" svg:y1="9.491cm" svg:x2="10.191cm" svg:y2="9.491cm">
          <text:p/>
        </draw:line>
        <draw:custom-shape draw:style-name="gr7" draw:text-style-name="P1" draw:layer="layout" svg:width="1.1cm" svg:height="10cm" svg:x="21.991cm" svg:y="7.09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059cm" svg:height="1.139cm" svg:x="12.432cm" svg:y="8.952cm">
          <draw:image xlink:href="Pictures/100000010000003500000039EA2BE023FC40E7AA.png" xlink:type="simple" xlink:show="embed" xlink:actuate="onLoad" draw:mime-type="image/png">
            <text:p/>
          </draw:image>
        </draw:frame>
        <draw:frame draw:style-name="gr2" draw:text-style-name="P2" draw:layer="layout" svg:width="1.399cm" svg:height="1.099cm" svg:x="21.792cm" svg:y="8.991cm">
          <draw:image xlink:href="Pictures/100000010000004600000037DE50B21B796DB3AC.png" xlink:type="simple" xlink:show="embed" xlink:actuate="onLoad" draw:mime-type="image/png">
            <text:p/>
          </draw:image>
        </draw:frame>
        <draw:frame draw:style-name="gr2" draw:text-style-name="P2" draw:layer="layout" svg:width="0.999cm" svg:height="1.099cm" svg:x="21.991cm" svg:y="7.091cm">
          <draw:image xlink:href="Pictures/100000010000003200000037EC3334B045784B93.png" xlink:type="simple" xlink:show="embed" xlink:actuate="onLoad" draw:mime-type="image/png">
            <text:p/>
          </draw:image>
        </draw:frame>
        <draw:frame draw:style-name="gr2" draw:text-style-name="P2" draw:layer="layout" svg:width="0.999cm" svg:height="1.099cm" svg:x="21.991cm" svg:y="7.992cm">
          <draw:image xlink:href="Pictures/100000010000003200000037EC3334B045784B93.png" xlink:type="simple" xlink:show="embed" xlink:actuate="onLoad" draw:mime-type="image/png">
            <text:p/>
          </draw:image>
        </draw:frame>
        <draw:frame draw:style-name="gr2" draw:text-style-name="P2" draw:layer="layout" svg:width="0.999cm" svg:height="1.099cm" svg:x="21.992cm" svg:y="10.091cm">
          <draw:image xlink:href="Pictures/100000010000003200000037EC3334B045784B93.png" xlink:type="simple" xlink:show="embed" xlink:actuate="onLoad" draw:mime-type="image/png">
            <text:p/>
          </draw:image>
        </draw:frame>
        <draw:frame draw:style-name="gr2" draw:text-style-name="P2" draw:layer="layout" svg:width="0.999cm" svg:height="1.099cm" svg:x="21.991cm" svg:y="10.991cm">
          <draw:image xlink:href="Pictures/100000010000003200000037EC3334B045784B93.png" xlink:type="simple" xlink:show="embed" xlink:actuate="onLoad" draw:mime-type="image/png">
            <text:p/>
          </draw:image>
        </draw:frame>
        <draw:frame draw:style-name="gr2" draw:text-style-name="P2" draw:layer="layout" svg:width="0.999cm" svg:height="1.099cm" svg:x="21.991cm" svg:y="15.991cm">
          <draw:image xlink:href="Pictures/100000010000003200000037EC3334B045784B93.png" xlink:type="simple" xlink:show="embed" xlink:actuate="onLoad" draw:mime-type="image/png">
            <text:p/>
          </draw:image>
        </draw:frame>
        <draw:frame draw:style-name="gr8" draw:text-style-name="P3" draw:layer="layout" svg:width="3.817cm" svg:height="0.962cm" svg:x="6.391cm" svg:y="8.391cm">
          <draw:text-box>
            <text:p>i-th row of L</text:p>
          </draw:text-box>
        </draw:frame>
        <draw:frame draw:style-name="gr8" draw:text-style-name="P3" draw:layer="layout" svg:width="4.909cm" svg:height="0.962cm" svg:x="20.774cm" svg:y="5.629cm">
          <draw:text-box>
            <text:p>i-th column of S</text:p>
          </draw:text-box>
        </draw:frame>
        <draw:frame draw:style-name="gr8" draw:text-style-name="P3" draw:layer="layout" svg:width="5.044cm" svg:height="0.962cm" svg:x="2.491cm" svg:y="17.291cm">
          <draw:text-box>
            <text:p>triangular matrix</text:p>
          </draw:text-box>
        </draw:frame>
        <draw:frame draw:style-name="gr8" draw:text-style-name="P3" draw:layer="layout" svg:width="5.044cm" svg:height="0.962cm" svg:x="11.791cm" svg:y="17.129cm">
          <draw:text-box>
            <text:p>triangular matrix</text:p>
          </draw:text-box>
        </draw:frame>
        <draw:frame draw:style-name="gr8" draw:text-style-name="P3" draw:layer="layout" svg:width="4.795cm" svg:height="0.962cm" svg:x="22.247cm" svg:y="17.191cm">
          <draw:text-box>
            <text:p>diagonal matrix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11-24T14:29:38.380977050</dc:date>
    <meta:editing-duration>PT25M12S</meta:editing-duration>
    <meta:editing-cycles>6</meta:editing-cycles>
    <meta:generator>LibreOffice/7.5.4.2$MacOSX_AARCH64 LibreOffice_project/36ccfdc35048b057fd9854c757a8b67ec53977b6</meta:generator>
    <meta:document-statistic meta:object-count="24"/>
  </office:meta>
</office:document-meta>
</file>